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6134" officeooo:paragraph-rsid="0019cf26"/>
    </style:style>
    <style:style style:name="P2" style:family="paragraph" style:parent-style-name="Standard">
      <style:paragraph-properties fo:text-align="center" style:justify-single-word="false"/>
      <style:text-properties officeooo:rsid="00160061" officeooo:paragraph-rsid="0019cf26"/>
    </style:style>
    <style:style style:name="P3" style:family="paragraph" style:parent-style-name="Standard">
      <style:text-properties officeooo:rsid="00160061" officeooo:paragraph-rsid="0019cf2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0061" officeooo:paragraph-rsid="0019cf2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0061" officeooo:paragraph-rsid="0019cf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680f8" officeooo:paragraph-rsid="001bbc3e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Liberation Serif" officeooo:rsid="000fe959" officeooo:paragraph-rsid="001bbc3e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60061" officeooo:paragraph-rsid="001bbc3e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officeooo:rsid="000c4118" officeooo:paragraph-rsid="001bbc3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ccc80" officeooo:paragraph-rsid="001bbc3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8e90" officeooo:paragraph-rsid="001c8e9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2746" officeooo:paragraph-rsid="001d274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a5f0" officeooo:paragraph-rsid="001da5f0"/>
    </style:style>
    <style:style style:name="T1" style:family="text">
      <style:text-properties officeooo:rsid="000451ab"/>
    </style:style>
    <style:style style:name="T2" style:family="text">
      <style:text-properties officeooo:rsid="0019cf26"/>
    </style:style>
    <style:style style:name="T3" style:family="text">
      <style:text-properties officeooo:rsid="001dc2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ke Jaffe</text:p>
      <text:p text:style-name="P3">Microprocessor-Based Design</text:p>
      <text:p text:style-name="P3">Due 0<text:span text:style-name="T1">4</text:span>/<text:span text:style-name="T2">11</text:span>/16</text:p>
      <text:p text:style-name="P3"/>
      <text:p text:style-name="P4">Progress Report <text:span text:style-name="T3">3</text:span></text:p>
      <text:p text:style-name="P2"/>
      <text:p text:style-name="P5">I. Achievements</text:p>
      <text:list xml:id="list4621188324780337550" text:style-name="L1">
        <text:list-item>
          <text:p text:style-name="P11">Integrate all code into Suraya's audio loopback project skeleton</text:p>
        </text:list-item>
        <text:list-item>
          <text:p text:style-name="P13">Modify “frequency profile” interface for integration with processing code and OLED code</text:p>
        </text:list-item>
        <text:list-item>
          <text:p text:style-name="P12">Successfully test real-time audio-loopback with fft, ifft, dummy processing</text:p>
        </text:list-item>
        <text:list-item>
          <text:p text:style-name="P12">Push code and discuss integration with Sean</text:p>
        </text:list-item>
      </text:list>
      <text:p text:style-name="P1"/>
      <text:p text:style-name="P8">II. Problems Faced and Solution Candidates</text:p>
      <text:list xml:id="list4357451193344682399" text:style-name="L3">
        <text:list-item>
          <text:p text:style-name="P9">Audio loopback has ambient noise- I assume this is unavoidable, but will try to reduce it</text:p>
        </text:list-item>
        <text:list-item>
          <text:p text:style-name="P9">Newest project code with OLED driver has issues, think it was mentioned this is being debugged?</text:p>
        </text:list-item>
      </text:list>
      <text:p text:style-name="P10"/>
      <text:p text:style-name="P6">III. Plans for Next Week</text:p>
      <text:list xml:id="list6654868446092301463" text:style-name="L4">
        <text:list-item>
          <text:p text:style-name="P7">Help Sean integrate frequency scaling code, and prepare full demo</text:p>
        </text:list-item>
        <text:list-item>
          <text:p text:style-name="P7">Adjust frequency profile functions to interface with Dan's OLED 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1:14:19.300508064</meta:creation-date>
    <dc:date>2016-04-11T23:42:23.642017104</dc:date>
    <meta:editing-duration>PT2H27M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19" meta:character-count="741" meta:non-whitespace-character-count="645"/>
  </office:meta>
</office:document-meta>
</file>